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H</mi>
      <mrow>
        <mo stretchy="false">(</mo>
        <mrow>
          <msub>
            <mi>q</mi>
            <mn>1</mn>
          </msub>
          <mi>,</mi>
          <mo stretchy="false">…</mo>
          <mi>,</mi>
          <msub>
            <mi>q</mi>
            <mi>S</mi>
          </msub>
          <mi>,</mi>
          <mi/>
          <msub>
            <mi>p</mi>
            <mn>1</mn>
          </msub>
          <mi>,</mi>
          <mo stretchy="false">…</mo>
          <mi>,</mi>
          <msub>
            <mi>p</mi>
            <mi>S</mi>
          </msub>
          <mi>,</mi>
          <mi>t</mi>
        </mrow>
        <mo stretchy="false">)</mo>
      </mrow>
      <mrow>
        <mi/>
        <mo stretchy="false">=</mo>
        <mi/>
      </mrow>
      <mrow>
        <munderover>
          <mo stretchy="false">∑</mo>
          <mrow>
            <mi>i</mi>
            <mo stretchy="false">=</mo>
            <mn>1</mn>
          </mrow>
          <mi>S</mi>
        </munderover>
        <msub>
          <mi>p</mi>
          <mi>i</mi>
        </msub>
      </mrow>
      <mover accent="true">
        <msub>
          <mi>q</mi>
          <mi>i</mi>
        </msub>
        <mo stretchy="false">˙</mo>
      </mover>
      <mrow>
        <mi/>
        <mo stretchy="false">−</mo>
        <mi/>
      </mrow>
      <mi>L</mi>
      <mrow>
        <mo stretchy="false">(</mo>
        <mrow>
          <msub>
            <mi>q</mi>
            <mn>1</mn>
          </msub>
          <mi>,</mi>
          <mo stretchy="false">…</mo>
          <mi>,</mi>
          <msub>
            <mi>q</mi>
            <mi>S</mi>
          </msub>
          <mi>,</mi>
          <mi/>
          <mover accent="true">
            <msub>
              <mi>q</mi>
              <mn>1</mn>
            </msub>
            <mo stretchy="false">˙</mo>
          </mover>
          <mi>,</mi>
          <mo stretchy="false">…</mo>
          <mi>,</mi>
          <mover accent="true">
            <msub>
              <mi>q</mi>
              <mi>S</mi>
            </msub>
            <mo stretchy="false">˙</mo>
          </mover>
          <mi>,</mi>
          <mi>t</mi>
        </mrow>
        <mo stretchy="false">)</mo>
      </mrow>
      <mi/>
      <mi>,</mi>
      <mi/>
      <mrow>
        <mi>i</mi>
        <mo stretchy="false">=</mo>
        <mn>1</mn>
      </mrow>
      <mi>,</mi>
      <mo stretchy="false">…</mo>
      <mi>,</mi>
      <mi>S</mi>
    </mrow>
    <annotation encoding="StarMath 5.0">H ( q_1 , dotslow , q_S , ` p_1 , dotslow , p_S , t) `=` sum from i=1 to S p_i dot q_i `-` L ( q_1 , dotslow , q_S , ` dot q_1 , dotslow , dot q_S , t) `,~ i=1 , dotslow , 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9:35:26.128000000</meta:creation-date>
    <meta:generator>LibreOffice/4.1.4.2$Windows_x86 LibreOffice_project/0a0440ccc0227ad9829de5f46be37cfb6edcf72</meta:generator>
  </office:meta>
</office:document-meta>
</file>